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800000780503B061F.png"/>
  <manifest:file-entry manifest:media-type="image/png" manifest:full-path="Pictures/100000000000043800000780855A7E2C.png"/>
  <manifest:file-entry manifest:media-type="image/png" manifest:full-path="Pictures/1000000000000438000007805DABC71E.png"/>
  <manifest:file-entry manifest:media-type="image/png" manifest:full-path="Pictures/10000000000000200000002000309F1C.png"/>
  <manifest:file-entry manifest:media-type="image/png" manifest:full-path="Pictures/1000000000000438000007801B1294EE.png"/>
  <manifest:file-entry manifest:media-type="image/png" manifest:full-path="Pictures/100000000000043800000780114B7ED7.png"/>
  <manifest:file-entry manifest:media-type="image/png" manifest:full-path="Pictures/100000000000043800000780BAF77259.png"/>
  <manifest:file-entry manifest:media-type="image/png" manifest:full-path="Pictures/1000000000000438000007800F8A7600.png"/>
  <manifest:file-entry manifest:media-type="image/png" manifest:full-path="Pictures/100000000000043800000780E45CD85C.png"/>
  <manifest:file-entry manifest:media-type="image/png" manifest:full-path="Pictures/1000000000000438000007806BBF2C35.png"/>
  <manifest:file-entry manifest:media-type="image/png" manifest:full-path="Pictures/100000000000043800000780F75487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8cm" svg:height="6.72cm" svg:x="6cm" svg:y="0.28cm">
          <draw:image xlink:href="Pictures/1000000000000438000007805DABC71E.png" xlink:type="simple" xlink:show="embed" xlink:actuate="onLoad">
            <text:p/>
          </draw:image>
        </draw:frame>
        <draw:frame draw:style-name="gr1" draw:text-style-name="P1" xml:id="id2" draw:id="id2" draw:layer="layout" svg:width="3.78cm" svg:height="6.72cm" svg:x="11cm" svg:y="0.28cm">
          <draw:image xlink:href="Pictures/100000000000043800000780F75487AC.png" xlink:type="simple" xlink:show="embed" xlink:actuate="onLoad">
            <text:p/>
          </draw:image>
        </draw:frame>
        <draw:frame draw:style-name="gr1" draw:text-style-name="P1" xml:id="id3" draw:id="id3" draw:layer="layout" svg:width="3.78cm" svg:height="6.72cm" svg:x="1.5cm" svg:y="5.78cm">
          <draw:image xlink:href="Pictures/1000000000000438000007800F8A7600.png" xlink:type="simple" xlink:show="embed" xlink:actuate="onLoad">
            <text:p/>
          </draw:image>
        </draw:frame>
        <draw:frame draw:style-name="gr1" draw:text-style-name="P1" xml:id="id4" draw:id="id4" draw:layer="layout" svg:width="3.78cm" svg:height="6.72cm" svg:x="1.5cm" svg:y="14.28cm">
          <draw:image xlink:href="Pictures/100000000000043800000780855A7E2C.png" xlink:type="simple" xlink:show="embed" xlink:actuate="onLoad">
            <text:p/>
          </draw:image>
        </draw:frame>
        <draw:connector draw:style-name="gr2" draw:text-style-name="P1" draw:layer="layout" draw:type="line" svg:x1="9.78cm" svg:y1="3.64cm" svg:x2="11cm" svg:y2="3.64cm" draw:start-shape="id1" draw:start-glue-point="1" draw:end-shape="id2" svg:d="M9780 3640h1220">
          <text:p/>
        </draw:connector>
        <draw:connector draw:style-name="gr2" draw:text-style-name="P1" draw:layer="layout" draw:type="line" svg:x1="3.39cm" svg:y1="12.5cm" svg:x2="3.39cm" svg:y2="14.28cm" draw:start-shape="id3" draw:start-glue-point="2" draw:end-shape="id4" svg:d="M3390 12500v1780">
          <text:p/>
        </draw:connector>
        <draw:frame draw:style-name="gr1" draw:text-style-name="P1" xml:id="id5" draw:id="id5" draw:layer="layout" svg:width="3.78cm" svg:height="6.72cm" svg:x="5cm" svg:y="21.78cm">
          <draw:image xlink:href="Pictures/100000000000043800000780BAF77259.png" xlink:type="simple" xlink:show="embed" xlink:actuate="onLoad">
            <text:p/>
          </draw:image>
        </draw:frame>
        <draw:frame draw:style-name="gr1" draw:text-style-name="P1" xml:id="id6" draw:id="id6" draw:layer="layout" svg:width="3.78cm" svg:height="6.72cm" svg:x="10.22cm" svg:y="21.78cm">
          <draw:image xlink:href="Pictures/1000000000000438000007806BBF2C35.png" xlink:type="simple" xlink:show="embed" xlink:actuate="onLoad">
            <text:p/>
          </draw:image>
        </draw:frame>
        <draw:frame draw:style-name="gr1" draw:text-style-name="P1" xml:id="id7" draw:id="id7" draw:layer="layout" svg:width="3.78cm" svg:height="6.72cm" svg:x="15.22cm" svg:y="21.78cm">
          <draw:image xlink:href="Pictures/100000000000043800000780503B061F.png" xlink:type="simple" xlink:show="embed" xlink:actuate="onLoad">
            <text:p/>
          </draw:image>
        </draw:frame>
        <draw:connector draw:style-name="gr2" draw:text-style-name="P1" draw:layer="layout" draw:type="line" svg:x1="8.78cm" svg:y1="25.14cm" svg:x2="10.22cm" svg:y2="25.14cm" draw:start-shape="id5" draw:start-glue-point="1" draw:end-shape="id6" draw:end-glue-point="3" svg:d="M8780 25140h1440">
          <text:p/>
        </draw:connector>
        <draw:connector draw:style-name="gr2" draw:text-style-name="P1" draw:layer="layout" draw:type="line" svg:x1="14cm" svg:y1="25.14cm" svg:x2="15.22cm" svg:y2="25.14cm" draw:start-shape="id6" draw:start-glue-point="1" draw:end-shape="id7" svg:d="M14000 25140h1220">
          <text:p/>
        </draw:connector>
        <draw:connector draw:style-name="gr2" draw:text-style-name="P1" draw:layer="layout" svg:x1="3.39cm" svg:y1="5.78cm" svg:x2="6cm" svg:y2="3.64cm" draw:start-shape="id3" draw:start-glue-point="0" draw:end-shape="id1" draw:end-glue-point="3" svg:d="M3390 5780v-2140h2610">
          <text:p/>
        </draw:connector>
        <draw:connector draw:style-name="gr2" draw:text-style-name="P1" draw:layer="layout" draw:line-skew="6.61cm" svg:x1="6.89cm" svg:y1="21.78cm" svg:x2="7.89cm" svg:y2="7cm" draw:start-shape="id5" draw:end-shape="id1" svg:d="M6890 21780v-780h1000v-14000">
          <text:p/>
        </draw:connector>
        <draw:connector draw:style-name="gr2" draw:text-style-name="P1" draw:layer="layout" draw:line-skew="6.61cm" svg:x1="12.11cm" svg:y1="21.78cm" svg:x2="7.89cm" svg:y2="7cm" draw:start-shape="id6" draw:end-shape="id1" draw:end-glue-point="2" svg:d="M12110 21780v-780h-4220v-14000">
          <text:p/>
        </draw:connector>
        <draw:connector draw:style-name="gr2" draw:text-style-name="P1" draw:layer="layout" draw:line-skew="6.61cm" svg:x1="17.11cm" svg:y1="21.78cm" svg:x2="7.89cm" svg:y2="7cm" draw:start-shape="id7" draw:end-shape="id1" draw:end-glue-point="2" svg:d="M17110 21780v-780h-9220v-14000">
          <text:p/>
        </draw:connector>
        <draw:frame draw:style-name="gr1" draw:text-style-name="P1" xml:id="id10" draw:id="id10" draw:layer="layout" svg:width="3.78cm" svg:height="6.72cm" svg:x="16cm" svg:y="0.28cm">
          <draw:image xlink:href="Pictures/1000000000000438000007801B1294EE.png" xlink:type="simple" xlink:show="embed" xlink:actuate="onLoad">
            <text:p/>
          </draw:image>
        </draw:frame>
        <draw:frame draw:style-name="gr1" draw:text-style-name="P1" xml:id="id8" draw:id="id8" draw:layer="layout" svg:width="3.78cm" svg:height="6.72cm" svg:x="11cm" svg:y="9.5cm">
          <draw:image xlink:href="Pictures/100000000000043800000780114B7ED7.png" xlink:type="simple" xlink:show="embed" xlink:actuate="onLoad">
            <text:p/>
          </draw:image>
        </draw:frame>
        <draw:frame draw:style-name="gr1" draw:text-style-name="P1" xml:id="id9" draw:id="id9" draw:layer="layout" svg:width="3.78cm" svg:height="6.72cm" svg:x="16cm" svg:y="9.5cm">
          <draw:image xlink:href="Pictures/100000000000043800000780E45CD85C.png" xlink:type="simple" xlink:show="embed" xlink:actuate="onLoad">
            <text:p/>
          </draw:image>
        </draw:frame>
        <draw:connector draw:style-name="gr2" draw:text-style-name="P1" draw:layer="layout" svg:x1="14.78cm" svg:y1="12.86cm" svg:x2="16cm" svg:y2="12.86cm" draw:start-shape="id8" draw:start-glue-point="1" draw:end-shape="id9" svg:d="M14780 12860h1220">
          <text:p/>
        </draw:connector>
        <draw:connector draw:style-name="gr2" draw:text-style-name="P1" draw:layer="layout" svg:x1="12.89cm" svg:y1="9.5cm" svg:x2="12.89cm" svg:y2="7cm" draw:start-shape="id8" draw:start-glue-point="0" draw:end-shape="id2" draw:end-glue-point="2" svg:d="M12890 9500v-2500">
          <text:p/>
        </draw:connector>
        <draw:connector draw:style-name="gr2" draw:text-style-name="P1" draw:layer="layout" svg:x1="16cm" svg:y1="3.64cm" svg:x2="14.78cm" svg:y2="3.64cm" draw:start-shape="id10" draw:start-glue-point="3" draw:end-shape="id2" draw:end-glue-point="1" svg:d="M16000 3640h-1220">
          <text:p/>
        </draw:connector>
        <draw:connector draw:style-name="gr3" draw:text-style-name="P1" draw:layer="layout" svg:x1="3.39cm" svg:y1="21cm" svg:x2="5cm" svg:y2="25.14cm" draw:start-shape="id4" draw:start-glue-point="2" draw:end-shape="id5" svg:d="M3390 21000v4140h16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9M40S</meta:editing-duration>
    <meta:editing-cycles>4</meta:editing-cycles>
    <meta:generator>OpenOffice/4.1.2$Win32 OpenOffice.org_project/412m3$Build-9782</meta:generator>
    <dc:date>2016-06-07T02:37:59.77</dc:date>
    <meta:document-statistic meta:object-count="22"/>
  </office:meta>
</office:document-meta>
</file>